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7676048107138" calcext:value-type="float">
            <text:p>0.897676048107138</text:p>
          </table:table-cell>
        </table:table-row>
        <table:table-row table:style-name="ro1">
          <table:table-cell office:value-type="float" office:value="0.08333" calcext:value-type="float">
            <text:p>0.08333</text:p>
          </table:table-cell>
          <table:table-cell office:value-type="float" office:value="0.178398967499567" calcext:value-type="float">
            <text:p>0.178398967499567</text:p>
          </table:table-cell>
        </table:table-row>
        <table:table-row table:style-name="ro1">
          <table:table-cell office:value-type="float" office:value="0.16667" calcext:value-type="float">
            <text:p>0.16667</text:p>
          </table:table-cell>
          <table:table-cell office:value-type="float" office:value="6.29424833529494" calcext:value-type="float">
            <text:p>6.2942483352949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.51376234079956" calcext:value-type="float">
            <text:p>6.51376234079956</text:p>
          </table:table-cell>
        </table:table-row>
        <table:table-row table:style-name="ro1">
          <table:table-cell office:value-type="float" office:value="0.33333" calcext:value-type="float">
            <text:p>0.33333</text:p>
          </table:table-cell>
          <table:table-cell office:value-type="float" office:value="0.100180559117913" calcext:value-type="float">
            <text:p>0.100180559117913</text:p>
          </table:table-cell>
        </table:table-row>
        <table:table-row table:style-name="ro1">
          <table:table-cell office:value-type="float" office:value="0.41667" calcext:value-type="float">
            <text:p>0.41667</text:p>
          </table:table-cell>
          <table:table-cell office:value-type="float" office:value="-4.09890849051777" calcext:value-type="float">
            <text:p>-4.0989084905177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7.42607145632666" calcext:value-type="float">
            <text:p>-7.42607145632666</text:p>
          </table:table-cell>
        </table:table-row>
        <table:table-row table:style-name="ro1">
          <table:table-cell office:value-type="float" office:value="0.58333" calcext:value-type="float">
            <text:p>0.58333</text:p>
          </table:table-cell>
          <table:table-cell office:value-type="float" office:value="0.275837848250023" calcext:value-type="float">
            <text:p>0.275837848250023</text:p>
          </table:table-cell>
        </table:table-row>
        <table:table-row table:style-name="ro1">
          <table:table-cell office:value-type="float" office:value="0.66667" calcext:value-type="float">
            <text:p>0.66667</text:p>
          </table:table-cell>
          <table:table-cell office:value-type="float" office:value="9.93061395727695" calcext:value-type="float">
            <text:p>9.930613957276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4.73939113710409" calcext:value-type="float">
            <text:p>-4.73939113710409</text:p>
          </table:table-cell>
        </table:table-row>
        <table:table-row table:style-name="ro1">
          <table:table-cell office:value-type="float" office:value="0.83333" calcext:value-type="float">
            <text:p>0.83333</text:p>
          </table:table-cell>
          <table:table-cell office:value-type="float" office:value="2.84375807977333" calcext:value-type="float">
            <text:p>2.84375807977333</text:p>
          </table:table-cell>
        </table:table-row>
        <table:table-row table:style-name="ro1">
          <table:table-cell office:value-type="float" office:value="0.91667" calcext:value-type="float">
            <text:p>0.91667</text:p>
          </table:table-cell>
          <table:table-cell office:value-type="float" office:value="-6.76577235592741" calcext:value-type="float">
            <text:p>-6.76577235592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5755398820545" calcext:value-type="float">
            <text:p>6.75755398820545</text:p>
          </table:table-cell>
        </table:table-row>
        <table:table-row table:style-name="ro1">
          <table:table-cell office:value-type="float" office:value="1.08333" calcext:value-type="float">
            <text:p>1.08333</text:p>
          </table:table-cell>
          <table:table-cell office:value-type="float" office:value="13.3263905501788" calcext:value-type="float">
            <text:p>13.3263905501788</text:p>
          </table:table-cell>
        </table:table-row>
        <table:table-row table:style-name="ro1">
          <table:table-cell office:value-type="float" office:value="1.16667" calcext:value-type="float">
            <text:p>1.16667</text:p>
          </table:table-cell>
          <table:table-cell office:value-type="float" office:value="-7.69414239317197" calcext:value-type="float">
            <text:p>-7.6941423931719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6.8729688408052" calcext:value-type="float">
            <text:p>26.8729688408052</text:p>
          </table:table-cell>
        </table:table-row>
        <table:table-row table:style-name="ro1">
          <table:table-cell office:value-type="float" office:value="1.33333" calcext:value-type="float">
            <text:p>1.33333</text:p>
          </table:table-cell>
          <table:table-cell office:value-type="float" office:value="-4.76003157103328" calcext:value-type="float">
            <text:p>-4.76003157103328</text:p>
          </table:table-cell>
        </table:table-row>
        <table:table-row table:style-name="ro1">
          <table:table-cell office:value-type="float" office:value="1.41667" calcext:value-type="float">
            <text:p>1.41667</text:p>
          </table:table-cell>
          <table:table-cell office:value-type="float" office:value="6.54636066768431" calcext:value-type="float">
            <text:p>6.546360667684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20.2577360421593" calcext:value-type="float">
            <text:p>-20.2577360421593</text:p>
          </table:table-cell>
        </table:table-row>
        <table:table-row table:style-name="ro1">
          <table:table-cell office:value-type="float" office:value="1.58333" calcext:value-type="float">
            <text:p>1.58333</text:p>
          </table:table-cell>
          <table:table-cell office:value-type="float" office:value="-6.44597351759201" calcext:value-type="float">
            <text:p>-6.44597351759201</text:p>
          </table:table-cell>
        </table:table-row>
        <table:table-row table:style-name="ro1">
          <table:table-cell office:value-type="float" office:value="1.66667" calcext:value-type="float">
            <text:p>1.66667</text:p>
          </table:table-cell>
          <table:table-cell office:value-type="float" office:value="0.683477195999677" calcext:value-type="float">
            <text:p>0.68347719599967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2.78638131605384" calcext:value-type="float">
            <text:p>-2.78638131605384</text:p>
          </table:table-cell>
        </table:table-row>
        <table:table-row table:style-name="ro1">
          <table:table-cell office:value-type="float" office:value="1.83333" calcext:value-type="float">
            <text:p>1.83333</text:p>
          </table:table-cell>
          <table:table-cell office:value-type="float" office:value="0.0328550596501487" calcext:value-type="float">
            <text:p>0.032855059650149</text:p>
          </table:table-cell>
        </table:table-row>
        <table:table-row table:style-name="ro1">
          <table:table-cell office:value-type="float" office:value="1.91667" calcext:value-type="float">
            <text:p>1.91667</text:p>
          </table:table-cell>
          <table:table-cell office:value-type="float" office:value="-5.80283655849183" calcext:value-type="float">
            <text:p>-5.80283655849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3385061334245" calcext:value-type="float">
            <text:p>3.03385061334245</text:p>
          </table:table-cell>
        </table:table-row>
        <table:table-row table:style-name="ro1">
          <table:table-cell office:value-type="float" office:value="2.08333" calcext:value-type="float">
            <text:p>2.08333</text:p>
          </table:table-cell>
          <table:table-cell office:value-type="float" office:value="3.48231160346166" calcext:value-type="float">
            <text:p>3.48231160346166</text:p>
          </table:table-cell>
        </table:table-row>
        <table:table-row table:style-name="ro1">
          <table:table-cell office:value-type="float" office:value="2.16667" calcext:value-type="float">
            <text:p>2.16667</text:p>
          </table:table-cell>
          <table:table-cell office:value-type="float" office:value="13.3317648553404" calcext:value-type="float">
            <text:p>13.331764855340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90842076371699" calcext:value-type="float">
            <text:p>1.90842076371699</text:p>
          </table:table-cell>
        </table:table-row>
        <table:table-row table:style-name="ro1">
          <table:table-cell office:value-type="float" office:value="2.33333" calcext:value-type="float">
            <text:p>2.33333</text:p>
          </table:table-cell>
          <table:table-cell office:value-type="float" office:value="2.41626690762813" calcext:value-type="float">
            <text:p>2.41626690762813</text:p>
          </table:table-cell>
        </table:table-row>
        <table:table-row table:style-name="ro1">
          <table:table-cell office:value-type="float" office:value="2.41667" calcext:value-type="float">
            <text:p>2.41667</text:p>
          </table:table-cell>
          <table:table-cell office:value-type="float" office:value="-20.4767026274037" calcext:value-type="float">
            <text:p>-20.47670262740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2229884171392" calcext:value-type="float">
            <text:p>6.2229884171392</text:p>
          </table:table-cell>
        </table:table-row>
        <table:table-row table:style-name="ro1">
          <table:table-cell office:value-type="float" office:value="2.58333" calcext:value-type="float">
            <text:p>2.58333</text:p>
          </table:table-cell>
          <table:table-cell office:value-type="float" office:value="7.34993717328223" calcext:value-type="float">
            <text:p>7.34993717328223</text:p>
          </table:table-cell>
        </table:table-row>
        <table:table-row table:style-name="ro1">
          <table:table-cell office:value-type="float" office:value="2.66667" calcext:value-type="float">
            <text:p>2.66667</text:p>
          </table:table-cell>
          <table:table-cell office:value-type="float" office:value="37.8401082148543" calcext:value-type="float">
            <text:p>37.840108214854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65.9045777839327" calcext:value-type="float">
            <text:p>65.9045777839327</text:p>
          </table:table-cell>
        </table:table-row>
        <table:table-row table:style-name="ro1">
          <table:table-cell office:value-type="float" office:value="2.83333" calcext:value-type="float">
            <text:p>2.83333</text:p>
          </table:table-cell>
          <table:table-cell office:value-type="float" office:value="161.465790566571" calcext:value-type="float">
            <text:p>161.465790566571</text:p>
          </table:table-cell>
        </table:table-row>
        <table:table-row table:style-name="ro1">
          <table:table-cell office:value-type="float" office:value="2.91667" calcext:value-type="float">
            <text:p>2.91667</text:p>
          </table:table-cell>
          <table:table-cell office:value-type="float" office:value="175.919556425643" calcext:value-type="float">
            <text:p>175.919556425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.3442118568531" calcext:value-type="float">
            <text:p>94.3442118568531</text:p>
          </table:table-cell>
        </table:table-row>
        <table:table-row table:style-name="ro1">
          <table:table-cell office:value-type="float" office:value="3.08333" calcext:value-type="float">
            <text:p>3.08333</text:p>
          </table:table-cell>
          <table:table-cell office:value-type="float" office:value="22.7319623035559" calcext:value-type="float">
            <text:p>22.7319623035559</text:p>
          </table:table-cell>
        </table:table-row>
        <table:table-row table:style-name="ro1">
          <table:table-cell office:value-type="float" office:value="3.16667" calcext:value-type="float">
            <text:p>3.16667</text:p>
          </table:table-cell>
          <table:table-cell office:value-type="float" office:value="0.544208477415302" calcext:value-type="float">
            <text:p>0.54420847741530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7.83726246363526" calcext:value-type="float">
            <text:p>7.83726246363526</text:p>
          </table:table-cell>
        </table:table-row>
        <table:table-row table:style-name="ro1">
          <table:table-cell office:value-type="float" office:value="3.33333" calcext:value-type="float">
            <text:p>3.33333</text:p>
          </table:table-cell>
          <table:table-cell office:value-type="float" office:value="-4.0791956411054" calcext:value-type="float">
            <text:p>-4.0791956411054</text:p>
          </table:table-cell>
        </table:table-row>
        <table:table-row table:style-name="ro1">
          <table:table-cell office:value-type="float" office:value="3.41667" calcext:value-type="float">
            <text:p>3.41667</text:p>
          </table:table-cell>
          <table:table-cell office:value-type="float" office:value="19.9434897983454" calcext:value-type="float">
            <text:p>19.943489798345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15429148813118" calcext:value-type="float">
            <text:p>1.15429148813118</text:p>
          </table:table-cell>
        </table:table-row>
        <table:table-row table:style-name="ro1">
          <table:table-cell office:value-type="float" office:value="3.58333" calcext:value-type="float">
            <text:p>3.58333</text:p>
          </table:table-cell>
          <table:table-cell office:value-type="float" office:value="-11.5969575016838" calcext:value-type="float">
            <text:p>-11.5969575016838</text:p>
          </table:table-cell>
        </table:table-row>
        <table:table-row table:style-name="ro1">
          <table:table-cell office:value-type="float" office:value="3.66667" calcext:value-type="float">
            <text:p>3.66667</text:p>
          </table:table-cell>
          <table:table-cell office:value-type="float" office:value="-4.72537133483214" calcext:value-type="float">
            <text:p>-4.7253713348321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0.107022717711759" calcext:value-type="float">
            <text:p>-0.107022717711759</text:p>
          </table:table-cell>
        </table:table-row>
        <table:table-row table:style-name="ro1">
          <table:table-cell office:value-type="float" office:value="3.83333" calcext:value-type="float">
            <text:p>3.83333</text:p>
          </table:table-cell>
          <table:table-cell office:value-type="float" office:value="16.8347506930041" calcext:value-type="float">
            <text:p>16.8347506930041</text:p>
          </table:table-cell>
        </table:table-row>
        <table:table-row table:style-name="ro1">
          <table:table-cell office:value-type="float" office:value="3.91667" calcext:value-type="float">
            <text:p>3.91667</text:p>
          </table:table-cell>
          <table:table-cell office:value-type="float" office:value="8.58163978129877" calcext:value-type="float">
            <text:p>8.58163978129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4342416513774" calcext:value-type="float">
            <text:p>2.14342416513774</text:p>
          </table:table-cell>
        </table:table-row>
        <table:table-row table:style-name="ro1">
          <table:table-cell office:value-type="float" office:value="4.08333" calcext:value-type="float">
            <text:p>4.08333</text:p>
          </table:table-cell>
          <table:table-cell office:value-type="float" office:value="4.14790557194582" calcext:value-type="float">
            <text:p>4.14790557194582</text:p>
          </table:table-cell>
        </table:table-row>
        <table:table-row table:style-name="ro1">
          <table:table-cell office:value-type="float" office:value="4.16667" calcext:value-type="float">
            <text:p>4.16667</text:p>
          </table:table-cell>
          <table:table-cell office:value-type="float" office:value="-2.26059080037129" calcext:value-type="float">
            <text:p>-2.26059080037129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7.26126625835331" calcext:value-type="float">
            <text:p>7.26126625835331</text:p>
          </table:table-cell>
        </table:table-row>
        <table:table-row table:style-name="ro1">
          <table:table-cell office:value-type="float" office:value="4.33333" calcext:value-type="float">
            <text:p>4.33333</text:p>
          </table:table-cell>
          <table:table-cell office:value-type="float" office:value="1.31415124539459" calcext:value-type="float">
            <text:p>1.31415124539459</text:p>
          </table:table-cell>
        </table:table-row>
        <table:table-row table:style-name="ro1">
          <table:table-cell office:value-type="float" office:value="4.41667" calcext:value-type="float">
            <text:p>4.41667</text:p>
          </table:table-cell>
          <table:table-cell office:value-type="float" office:value="-3.24104233681164" calcext:value-type="float">
            <text:p>-3.2410423368116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12.687103393242" calcext:value-type="float">
            <text:p>-12.687103393242</text:p>
          </table:table-cell>
        </table:table-row>
        <table:table-row table:style-name="ro1">
          <table:table-cell office:value-type="float" office:value="4.58333" calcext:value-type="float">
            <text:p>4.58333</text:p>
          </table:table-cell>
          <table:table-cell office:value-type="float" office:value="-0.59360670861601" calcext:value-type="float">
            <text:p>-0.59360670861601</text:p>
          </table:table-cell>
        </table:table-row>
        <table:table-row table:style-name="ro1">
          <table:table-cell office:value-type="float" office:value="4.66667" calcext:value-type="float">
            <text:p>4.66667</text:p>
          </table:table-cell>
          <table:table-cell office:value-type="float" office:value="-6.09851864731373" calcext:value-type="float">
            <text:p>-6.0985186473137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.68271633511883" calcext:value-type="float">
            <text:p>3.68271633511883</text:p>
          </table:table-cell>
        </table:table-row>
        <table:table-row table:style-name="ro1">
          <table:table-cell office:value-type="float" office:value="4.83333" calcext:value-type="float">
            <text:p>4.83333</text:p>
          </table:table-cell>
          <table:table-cell office:value-type="float" office:value="0.393690420505299" calcext:value-type="float">
            <text:p>0.393690420505299</text:p>
          </table:table-cell>
        </table:table-row>
        <table:table-row table:style-name="ro1">
          <table:table-cell office:value-type="float" office:value="4.91667" calcext:value-type="float">
            <text:p>4.91667</text:p>
          </table:table-cell>
          <table:table-cell office:value-type="float" office:value="-0.746216927759708" calcext:value-type="float">
            <text:p>-0.746216927759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6046803318258" calcext:value-type="float">
            <text:p>0.156046803318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8:35:40.091262990</meta:creation-date>
    <dc:date>2021-06-23T18:37:15.752286580</dc:date>
    <meta:editing-duration>PT1M36S</meta:editing-duration>
    <meta:editing-cycles>1</meta:editing-cycles>
    <meta:generator>LibreOffice/6.0.7.3$Linux_X86_64 LibreOffice_project/00m0$Build-3</meta:generator>
    <meta:document-statistic meta:table-count="1" meta:cell-count="122" meta:object-count="0"/>
  </office:meta>
</office:document-meta>
</file>